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461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7654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1.0291in"/>
    </style:style>
    <style:style style:name="co27" style:family="table-column">
      <style:table-column-properties fo:break-before="auto" style:column-width="1.0138in"/>
    </style:style>
    <style:style style:name="co28" style:family="table-column">
      <style:table-column-properties fo:break-before="auto" style:column-width="0.7827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752in"/>
    </style:style>
    <style:style style:name="co31" style:family="table-column">
      <style:table-column-properties fo:break-before="auto" style:column-width="1.2638in"/>
    </style:style>
    <style:style style:name="co32" style:family="table-column">
      <style:table-column-properties fo:break-before="auto" style:column-width="1.1618in"/>
    </style:style>
    <style:style style:name="co33" style:family="table-column">
      <style:table-column-properties fo:break-before="auto" style:column-width="0.8126in"/>
    </style:style>
    <style:style style:name="co34" style:family="table-column">
      <style:table-column-properties fo:break-before="auto" style:column-width="0.4819in"/>
    </style:style>
    <style:style style:name="co35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0" style:family="table-cell" style:parent-style-name="Default" style:data-style-name="N0">
      <style:table-cell-properties style:cell-protect="none" style:print-content="true"/>
    </style:style>
    <style:style style:name="ce37" style:family="table-cell" style:parent-style-name="Default" style:data-style-name="N0"/>
    <style:style style:name="ce42" style:family="table-cell" style:parent-style-name="Default" style:data-style-name="N0">
      <style:text-properties fo:font-style="normal" style:font-style-asian="normal" style:font-style-complex="normal"/>
    </style:style>
    <style:style style:name="ce43" style:family="table-cell" style:parent-style-name="Default">
      <style:text-properties fo:font-style="normal" style:font-style-asian="normal" style:font-style-complex="normal"/>
    </style:style>
    <style:style style:name="ce53" style:family="table-cell" style:parent-style-name="Default">
      <style:table-cell-properties style:cell-protect="none" style:print-content="true"/>
    </style:style>
    <style:style style:name="ce54" style:family="table-cell" style:parent-style-name="Default" style:data-style-name="N41">
      <style:text-properties fo:font-style="normal" style:font-style-asian="normal" style:font-style-complex="normal"/>
    </style:style>
    <style:style style:name="ce55" style:family="table-cell" style:parent-style-name="Default" style:data-style-name="N1">
      <style:table-cell-properties style:cell-protect="none" style:print-content="true"/>
    </style:style>
    <style:style style:name="ce56" style:family="table-cell" style:parent-style-name="Default" style:data-style-name="N1">
      <style:text-properties fo:font-style="normal" style:font-style-asian="normal" style:font-style-complex="normal"/>
    </style:style>
    <style:style style:name="ce39" style:family="table-cell" style:parent-style-name="Default" style:data-style-name="N1"/>
    <style:style style:name="ce58" style:family="table-cell" style:parent-style-name="Default" style:data-style-name="N128">
      <style:table-cell-properties style:cell-protect="none" style:print-content="true"/>
    </style:style>
    <style:style style:name="ce44" style:family="table-cell" style:parent-style-name="Default" style:data-style-name="N128"/>
    <style:style style:name="ce60" style:family="table-cell" style:parent-style-name="Default" style:data-style-name="N128">
      <style:text-properties fo:font-style="normal" style:font-style-asian="normal" style:font-style-complex="normal"/>
    </style:style>
    <style:style style:name="ce61" style:family="table-cell" style:parent-style-name="Default" style:data-style-name="N128">
      <style:table-cell-properties style:cell-protect="none" style:print-content="true"/>
    </style:style>
    <style:style style:name="ce45" style:family="table-cell" style:parent-style-name="Default" style:data-style-name="N128"/>
    <style:style style:name="ce63" style:family="table-cell" style:parent-style-name="Default" style:data-style-name="N128">
      <style:text-properties fo:font-style="normal" style:font-style-asian="normal" style:font-style-complex="normal"/>
    </style:style>
    <style:style style:name="ce6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4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6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67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48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Default" style:data-style-name="N128">
      <style:table-cell-properties style:cell-protect="none" style:print-content="true"/>
    </style:style>
    <style:style style:name="ce71" style:family="table-cell" style:parent-style-name="Default" style:data-style-name="N128">
      <style:text-properties fo:font-style="normal" style:font-style-asian="normal" style:font-style-complex="normal"/>
    </style:style>
    <style:style style:name="ce49" style:family="table-cell" style:parent-style-name="Default" style:data-style-name="N128"/>
    <style:style style:name="ce72" style:family="table-cell" style:parent-style-name="Default" style:data-style-name="N128">
      <style:table-cell-properties style:cell-protect="none" style:print-content="true"/>
    </style:style>
    <style:style style:name="ce50" style:family="table-cell" style:parent-style-name="Default" style:data-style-name="N128"/>
    <style:style style:name="ce74" style:family="table-cell" style:parent-style-name="Default" style:data-style-name="N128">
      <style:text-properties fo:font-style="normal" style:font-style-asian="normal" style:font-style-complex="normal"/>
    </style:style>
    <style:style style:name="ce75" style:family="table-cell" style:parent-style-name="Default" style:data-style-name="N128">
      <style:table-cell-properties style:cell-protect="none" style:print-content="true"/>
    </style:style>
    <style:style style:name="ce51" style:family="table-cell" style:parent-style-name="Default" style:data-style-name="N128"/>
    <style:style style:name="ce77" style:family="table-cell" style:parent-style-name="Default" style:data-style-name="N128">
      <style:text-properties fo:font-style="normal" style:font-style-asian="normal" style:font-style-complex="normal"/>
    </style:style>
    <style:style style:name="ce78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52" style:family="table-cell" style:parent-style-name="Default" style:data-style-name="N4">
      <style:map style:condition="cell-content()&lt;0" style:apply-style-name="Bad" style:base-cell-address="harvestRates.S1"/>
    </style:style>
    <style:style style:name="ce80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81" style:family="table-cell" style:parent-style-name="Default" style:data-style-name="N4">
      <style:table-cell-properties style:cell-protect="none" style:print-content="true"/>
    </style:style>
    <style:style style:name="ce82" style:family="table-cell" style:parent-style-name="Default" style:data-style-name="N4"/>
    <style:style style:name="ce83" style:family="table-cell" style:parent-style-name="Default" style:data-style-name="N4">
      <style:text-properties fo:font-style="normal" style:font-style-asian="normal" style:font-style-complex="normal"/>
    </style:style>
    <style:style style:name="ce84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3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default-cell-style-name="ce57"/>
        <table:table-column table:style-name="co17" table:default-cell-style-name="ce57"/>
        <table:table-column table:style-name="co18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4" calcext:value-type="float">
            <text:p>0.14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17" calcext:value-type="float">
            <text:p>0.17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 1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1.75" calcext:value-type="float">
            <text:p>1.75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" calcext:value-type="float">
            <text:p>4.0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5" calcext:value-type="float">
            <text:p>4.5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39"/>
        <table:table-column table:style-name="co21" table:default-cell-style-name="ce44"/>
        <table:table-column table:style-name="co22" table:default-cell-style-name="ce44"/>
        <table:table-column table:style-name="co23" table:default-cell-style-name="ce45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number-columns-repeated="2" table:default-cell-style-name="ce47"/>
        <table:table-column table:style-name="co30" table:default-cell-style-name="ce44"/>
        <table:table-column table:style-name="co31" table:default-cell-style-name="ce49"/>
        <table:table-column table:style-name="co29" table:default-cell-style-name="ce44"/>
        <table:table-column table:style-name="co32" table:default-cell-style-name="ce50"/>
        <table:table-column table:style-name="co33" table:default-cell-style-name="ce51"/>
        <table:table-column table:style-name="co34" table:default-cell-style-name="Default"/>
        <table:table-column table:style-name="co35" table:default-cell-style-name="ce52"/>
        <table:table-column table:style-name="co29" table:default-cell-style-name="ce82"/>
        <table:table-column table:style-name="co29" table:number-columns-repeated="44" table:default-cell-style-name="Default"/>
        <table:table-row table:style-name="ro2">
          <table:table-cell table:style-name="ce40" office:value-type="string" calcext:value-type="string">
            <text:p>Crop &amp; stage</text:p>
          </table:table-cell>
          <table:table-cell table:style-name="ce40" office:value-type="string" calcext:value-type="string">
            <text:p>Time</text:p>
          </table:table-cell>
          <table:table-cell table:style-name="ce58" office:value-type="string" calcext:value-type="string">
            <text:p>Yield</text:p>
          </table:table-cell>
          <table:table-cell table:style-name="ce58" office:value-type="string" calcext:value-type="string">
            <text:p>Tool Yield</text:p>
          </table:table-cell>
          <table:table-cell table:style-name="ce61" office:value-type="string" calcext:value-type="string">
            <text:p>Harvest Count</text:p>
          </table:table-cell>
          <table:table-cell table:style-name="ce58" office:value-type="string" calcext:value-type="string">
            <text:p>Nutrients</text:p>
          </table:table-cell>
          <table:table-cell table:style-name="ce58" office:value-type="string" calcext:value-type="string">
            <text:p>Yield Per Plant</text:p>
          </table:table-cell>
          <table:table-cell table:style-name="ce58" office:value-type="string" calcext:value-type="string">
            <text:p>Avg Seed/Seed</text:p>
          </table:table-cell>
          <table:table-cell table:style-name="ce58" office:value-type="string" calcext:value-type="string">
            <text:p>Total Yield</text:p>
          </table:table-cell>
          <table:table-cell table:style-name="ce58"/>
          <table:table-cell table:style-name="ce64" office:value-type="string" calcext:value-type="string">
            <text:p>Buy Price</text:p>
          </table:table-cell>
          <table:table-cell table:style-name="ce64" office:value-type="string" calcext:value-type="string">
            <text:p>Sell Price</text:p>
          </table:table-cell>
          <table:table-cell table:style-name="ce58" office:value-type="string" calcext:value-type="string">
            <text:p>Total Profit / seed</text:p>
          </table:table-cell>
          <table:table-cell table:style-name="ce58" office:value-type="string" calcext:value-type="string">
            <text:p>Profit / harvest</text:p>
          </table:table-cell>
          <table:table-cell table:style-name="ce58" office:value-type="string" calcext:value-type="string">
            <text:p># per field</text:p>
          </table:table-cell>
          <table:table-cell table:style-name="ce72" office:value-type="string" calcext:value-type="string">
            <text:p>Profit / 32x Field</text:p>
          </table:table-cell>
          <table:table-cell table:style-name="ce75" office:value-type="string" calcext:value-type="string">
            <text:p>Profit / Min</text:p>
          </table:table-cell>
          <table:table-cell table:style-name="ce53"/>
          <table:table-cell table:style-name="ce78" office:value-type="string" calcext:value-type="string">
            <text:p>Harvests to make $20</text:p>
          </table:table-cell>
          <table:table-cell table:style-name="ce81" office:value-type="string" calcext:value-type="string">
            <text:p>Profit / Hr</text:p>
          </table:table-cell>
          <table:table-cell table:style-name="ce53" table:number-columns-repeated="44"/>
        </table:table-row>
        <table:table-row table:style-name="ro2">
          <table:table-cell table:style-name="ce37" table:number-columns-repeated="2"/>
          <table:table-cell table:number-columns-repeated="11"/>
          <table:table-cell table:style-name="ce44"/>
          <table:table-cell table:number-columns-repeated="50"/>
        </table:table-row>
        <table:table-row table:style-name="ro2">
          <table:table-cell table:style-name="ce40" office:value-type="string" calcext:value-type="string">
            <text:p>Potato 2</text:p>
          </table:table-cell>
          <table:table-cell table:style-name="ce40" office:value-type="float" office:value="120" calcext:value-type="float">
            <text:p>120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4" calcext:value-type="float">
            <text:p>4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3]*[.C3]" office:value-type="float" office:value="3" calcext:value-type="float">
            <text:p>3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table:formula="of:=[.G3]*[.H3]" office:value-type="float" office:value="15" calcext:value-type="float">
            <text:p>15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4" calcext:value-type="float">
            <text:p>0.140</text:p>
          </table:table-cell>
          <table:table-cell table:style-name="ce58" table:formula="of:=([.L3] * [.I3]) - [.K3]" office:value-type="float" office:value="0.9" calcext:value-type="float">
            <text:p>0.900</text:p>
          </table:table-cell>
          <table:table-cell table:style-name="ce69" table:formula="of:=[.M3]/([.E3]*[.H3])" office:value-type="float" office:value="0.18" calcext:value-type="float">
            <text:p>0.18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]*[.O3]" office:value-type="float" office:value="21.78" calcext:value-type="float">
            <text:p>21.780</text:p>
          </table:table-cell>
          <table:table-cell table:style-name="ce75" table:formula="of:=[.P3]/[.B3] * 60" office:value-type="float" office:value="10.89" calcext:value-type="float">
            <text:p>10.890</text:p>
          </table:table-cell>
          <table:table-cell table:style-name="ce53"/>
          <table:table-cell table:style-name="ce78" table:formula="of:=20/[.N3]" office:value-type="float" office:value="111.111111111111" calcext:value-type="float">
            <text:p>111.11</text:p>
          </table:table-cell>
          <table:table-cell table:style-name="ce81" table:formula="of:=[.Q3]*60" office:value-type="float" office:value="653.4" calcext:value-type="float">
            <text:p>653.40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Potato 3</text:p>
          </table:table-cell>
          <table:table-cell table:style-name="ce40" office:value-type="float" office:value="180" calcext:value-type="float">
            <text:p>18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office:value-type="float" office:value="3" calcext:value-type="float">
            <text:p>3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4]*[.C4]" office:value-type="float" office:value="2" calcext:value-type="float">
            <text:p>2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table:formula="of:=[.G4]*[.H4]" office:value-type="float" office:value="10" calcext:value-type="float">
            <text:p>10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4" calcext:value-type="float">
            <text:p>0.140</text:p>
          </table:table-cell>
          <table:table-cell table:style-name="ce58" table:formula="of:=([.L4] * [.I4]) - [.K4]" office:value-type="float" office:value="0.2" calcext:value-type="float">
            <text:p>0.200</text:p>
          </table:table-cell>
          <table:table-cell table:style-name="ce69" table:formula="of:=[.M4]/([.E4]*[.H4])" office:value-type="float" office:value="0.04" calcext:value-type="float">
            <text:p>0.0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4]*[.O4]" office:value-type="float" office:value="4.84" calcext:value-type="float">
            <text:p>4.840</text:p>
          </table:table-cell>
          <table:table-cell table:style-name="ce75" table:formula="of:=[.P4]/[.B4] * 60" office:value-type="float" office:value="1.61333333333333" calcext:value-type="float">
            <text:p>1.613</text:p>
          </table:table-cell>
          <table:table-cell table:style-name="ce53"/>
          <table:table-cell table:style-name="ce78" table:formula="of:=20/[.N4]" office:value-type="float" office:value="500" calcext:value-type="float">
            <text:p>500.00</text:p>
          </table:table-cell>
          <table:table-cell table:style-name="ce81" table:formula="of:=[.Q4]*60" office:value-type="float" office:value="96.8000000000001" calcext:value-type="float">
            <text:p>96.80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arrot 2</text:p>
          </table:table-cell>
          <table:table-cell table:style-name="ce40" office:value-type="float" office:value="140" calcext:value-type="float">
            <text:p>140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6]*[.C6]" office:value-type="float" office:value="2.33333333333333" calcext:value-type="float">
            <text:p>2.333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table:formula="of:=[.G6]*[.H6]" office:value-type="float" office:value="18.6666666666666" calcext:value-type="float">
            <text:p>18.667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7" calcext:value-type="float">
            <text:p>0.170</text:p>
          </table:table-cell>
          <table:table-cell table:style-name="ce58" table:formula="of:=([.L6] * [.I6]) - [.K6]" office:value-type="float" office:value="1.97333333333332" calcext:value-type="float">
            <text:p>1.973</text:p>
          </table:table-cell>
          <table:table-cell table:style-name="ce69" table:formula="of:=[.M6]/([.E6]*[.H6])" office:value-type="float" office:value="0.246666666666665" calcext:value-type="float">
            <text:p>0.247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6]*[.O6]" office:value-type="float" office:value="29.8466666666665" calcext:value-type="float">
            <text:p>29.847</text:p>
          </table:table-cell>
          <table:table-cell table:style-name="ce75" table:formula="of:=[.P6]/[.B6] * 60" office:value-type="float" office:value="12.7914285714285" calcext:value-type="float">
            <text:p>12.791</text:p>
          </table:table-cell>
          <table:table-cell table:style-name="ce53"/>
          <table:table-cell table:style-name="ce78" table:formula="of:=20/[.N6]" office:value-type="float" office:value="81.0810810810815" calcext:value-type="float">
            <text:p>81.08</text:p>
          </table:table-cell>
          <table:table-cell table:style-name="ce81" table:formula="of:=[.Q6]*60" office:value-type="float" office:value="767.48571428571" calcext:value-type="float">
            <text:p>767.49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arrot 3</text:p>
          </table:table-cell>
          <table:table-cell table:style-name="ce40" office:value-type="float" office:value="245" calcext:value-type="float">
            <text:p>245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7]*[.C7]" office:value-type="float" office:value="1" calcext:value-type="float">
            <text:p>1.000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table:formula="of:=[.G7]*[.H7]" office:value-type="float" office:value="8" calcext:value-type="float">
            <text:p>8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7" calcext:value-type="float">
            <text:p>0.170</text:p>
          </table:table-cell>
          <table:table-cell table:style-name="ce58" table:formula="of:=([.L7] * [.I7]) - [.K7]" office:value-type="float" office:value="0.16" calcext:value-type="float">
            <text:p>0.160</text:p>
          </table:table-cell>
          <table:table-cell table:style-name="ce69" table:formula="of:=[.M7]/([.E7]*[.H7])" office:value-type="float" office:value="0.02" calcext:value-type="float">
            <text:p>0.02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7]*[.O7]" office:value-type="float" office:value="2.42" calcext:value-type="float">
            <text:p>2.420</text:p>
          </table:table-cell>
          <table:table-cell table:style-name="ce75" table:formula="of:=[.P7]/[.B7] * 60" office:value-type="float" office:value="0.59265306122449" calcext:value-type="float">
            <text:p>0.593</text:p>
          </table:table-cell>
          <table:table-cell table:style-name="ce53"/>
          <table:table-cell table:style-name="ce78" table:formula="of:=20/[.N7]" office:value-type="float" office:value="999.999999999999" calcext:value-type="float">
            <text:p>1,000.00</text:p>
          </table:table-cell>
          <table:table-cell table:style-name="ce81" table:formula="of:=[.Q7]*60" office:value-type="float" office:value="35.5591836734694" calcext:value-type="float">
            <text:p>35.56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Onion 2</text:p>
          </table:table-cell>
          <table:table-cell table:style-name="ce40" office:value-type="float" office:value="575" calcext:value-type="float">
            <text:p>575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9]*[.C9]" office:value-type="float" office:value="3" calcext:value-type="float">
            <text:p>3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table:formula="of:=[.G9]*[.H9]" office:value-type="float" office:value="9.99" calcext:value-type="float">
            <text:p>9.99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8" calcext:value-type="float">
            <text:p>0.280</text:p>
          </table:table-cell>
          <table:table-cell table:style-name="ce58" table:formula="of:=([.L9] * [.I9]) - [.K9]" office:value-type="float" office:value="0.8972" calcext:value-type="float">
            <text:p>0.897</text:p>
          </table:table-cell>
          <table:table-cell table:style-name="ce69" table:formula="of:=[.M9]/([.E9]*[.H9])" office:value-type="float" office:value="0.269429429429429" calcext:value-type="float">
            <text:p>0.26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9]*[.O9]" office:value-type="float" office:value="32.600960960961" calcext:value-type="float">
            <text:p>32.601</text:p>
          </table:table-cell>
          <table:table-cell table:style-name="ce75" table:formula="of:=[.P9]/[.B9] * 60" office:value-type="float" office:value="3.40183940462201" calcext:value-type="float">
            <text:p>3.402</text:p>
          </table:table-cell>
          <table:table-cell table:style-name="ce53"/>
          <table:table-cell table:style-name="ce78" table:formula="of:=20/[.N9]" office:value-type="float" office:value="74.2309407044137" calcext:value-type="float">
            <text:p>74.23</text:p>
          </table:table-cell>
          <table:table-cell table:style-name="ce81" table:formula="of:=[.Q9]*60" office:value-type="float" office:value="204.110364277321" calcext:value-type="float">
            <text:p>204.11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Onion 3</text:p>
          </table:table-cell>
          <table:table-cell table:style-name="ce40" office:value-type="float" office:value="770" calcext:value-type="float">
            <text:p>770</text:p>
          </table:table-cell>
          <table:table-cell table:style-name="ce58" office:value-type="float" office:value="4" calcext:value-type="float">
            <text:p>4.000</text:p>
          </table:table-cell>
          <table:table-cell table:style-name="ce58" office:value-type="float" office:value="4.5" calcext:value-type="float">
            <text:p>4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10]*[.C10]" office:value-type="float" office:value="4" calcext:value-type="float">
            <text:p>4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table:formula="of:=[.G10]*[.H10]" office:value-type="float" office:value="13.32" calcext:value-type="float">
            <text:p>13.32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8" calcext:value-type="float">
            <text:p>0.280</text:p>
          </table:table-cell>
          <table:table-cell table:style-name="ce58" table:formula="of:=([.L10] * [.I10]) - [.K10]" office:value-type="float" office:value="1.8296" calcext:value-type="float">
            <text:p>1.830</text:p>
          </table:table-cell>
          <table:table-cell table:style-name="ce69" table:formula="of:=[.M10]/([.E10]*[.H10])" office:value-type="float" office:value="0.54942942942943" calcext:value-type="float">
            <text:p>0.54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0]*[.O10]" office:value-type="float" office:value="66.480960960961" calcext:value-type="float">
            <text:p>66.481</text:p>
          </table:table-cell>
          <table:table-cell table:style-name="ce75" table:formula="of:=[.P10]/[.B10] * 60" office:value-type="float" office:value="5.18033462033462" calcext:value-type="float">
            <text:p>5.180</text:p>
          </table:table-cell>
          <table:table-cell table:style-name="ce53"/>
          <table:table-cell table:style-name="ce78" table:formula="of:=20/[.N10]" office:value-type="float" office:value="36.4013992129427" calcext:value-type="float">
            <text:p>36.40</text:p>
          </table:table-cell>
          <table:table-cell table:style-name="ce81" table:formula="of:=[.Q10]*60" office:value-type="float" office:value="310.820077220077" calcext:value-type="float">
            <text:p>310.82</text:p>
          </table:table-cell>
          <table:table-cell table:style-name="ce53"/>
          <table:table-cell/>
          <table:table-cell table:style-name="ce53" table:number-columns-repeated="42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orn 3</text:p>
          </table:table-cell>
          <table:table-cell table:style-name="ce40" office:value-type="float" office:value="315" calcext:value-type="float">
            <text:p>315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3" calcext:value-type="float">
            <text:p>2.3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12]*[.C12]" office:value-type="float" office:value="5.4" calcext:value-type="float">
            <text:p>5.4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table:formula="of:=[.G12]*[.H12]" office:value-type="float" office:value="6.534" calcext:value-type="float">
            <text:p>6.534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32" calcext:value-type="float">
            <text:p>0.320</text:p>
          </table:table-cell>
          <table:table-cell table:style-name="ce58" table:formula="of:=([.L12] * [.I12]) - [.K12]" office:value-type="float" office:value="0.99088" calcext:value-type="float">
            <text:p>0.991</text:p>
          </table:table-cell>
          <table:table-cell table:style-name="ce69" table:formula="of:=[.M12]/([.E12]*[.H12])" office:value-type="float" office:value="0.272969696969697" calcext:value-type="float">
            <text:p>0.273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2]*[.O12]" office:value-type="float" office:value="33.0293333333333" calcext:value-type="float">
            <text:p>33.029</text:p>
          </table:table-cell>
          <table:table-cell table:style-name="ce75" table:formula="of:=[.P12]/[.B12] * 60" office:value-type="float" office:value="6.29130158730159" calcext:value-type="float">
            <text:p>6.291</text:p>
          </table:table-cell>
          <table:table-cell table:style-name="ce53"/>
          <table:table-cell table:style-name="ce78" table:formula="of:=20/[.N12]" office:value-type="float" office:value="73.2682060390764" calcext:value-type="float">
            <text:p>73.27</text:p>
          </table:table-cell>
          <table:table-cell table:style-name="ce81" table:formula="of:=[.Q12]*60" office:value-type="float" office:value="377.478095238095" calcext:value-type="float">
            <text:p>377.48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orn 4</text:p>
          </table:table-cell>
          <table:table-cell table:style-name="ce40" office:value-type="float" office:value="495" calcext:value-type="float">
            <text:p>495</text:p>
          </table:table-cell>
          <table:table-cell table:style-name="ce58" office:value-type="float" office:value="3.66666666666667" calcext:value-type="float">
            <text:p>3.6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13]*[.C13]" office:value-type="float" office:value="11" calcext:value-type="float">
            <text:p>11.0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table:formula="of:=[.G13]*[.H13]" office:value-type="float" office:value="13.31" calcext:value-type="float">
            <text:p>13.310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32" calcext:value-type="float">
            <text:p>0.320</text:p>
          </table:table-cell>
          <table:table-cell table:style-name="ce58" table:formula="of:=([.L13] * [.I13]) - [.K13]" office:value-type="float" office:value="3.1592" calcext:value-type="float">
            <text:p>3.159</text:p>
          </table:table-cell>
          <table:table-cell table:style-name="ce69" table:formula="of:=[.M13]/([.E13]*[.H13])" office:value-type="float" office:value="0.87030303030303" calcext:value-type="float">
            <text:p>0.87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3]*[.O13]" office:value-type="float" office:value="105.306666666667" calcext:value-type="float">
            <text:p>105.307</text:p>
          </table:table-cell>
          <table:table-cell table:style-name="ce75" table:formula="of:=[.P13]/[.B13] * 60" office:value-type="float" office:value="12.7644444444444" calcext:value-type="float">
            <text:p>12.764</text:p>
          </table:table-cell>
          <table:table-cell table:style-name="ce53"/>
          <table:table-cell table:style-name="ce78" table:formula="of:=20/[.N13]" office:value-type="float" office:value="22.9805013927577" calcext:value-type="float">
            <text:p>22.98</text:p>
          </table:table-cell>
          <table:table-cell table:style-name="ce81" table:formula="of:=[.Q13]*60" office:value-type="float" office:value="765.866666666667" calcext:value-type="float">
            <text:p>765.87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Tomato 4</text:p>
          </table:table-cell>
          <table:table-cell table:style-name="ce40" office:value-type="float" office:value="360" calcext:value-type="float">
            <text:p>360</text:p>
          </table:table-cell>
          <table:table-cell table:style-name="ce58" office:value-type="float" office:value="3.75" calcext:value-type="float">
            <text:p>3.75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office:value-type="float" office:value="12" calcext:value-type="float">
            <text:p>12.000</text:p>
          </table:table-cell>
          <table:table-cell table:style-name="ce58"/>
          <table:table-cell table:style-name="ce58" table:formula="of:=[.E15]*[.C15]" office:value-type="float" office:value="45" calcext:value-type="float">
            <text:p>45.000</text:p>
          </table:table-cell>
          <table:table-cell table:style-name="ce58" office:value-type="float" office:value="1.06" calcext:value-type="float">
            <text:p>1.060</text:p>
          </table:table-cell>
          <table:table-cell table:style-name="ce58" table:formula="of:=[.G15]*[.H15]" office:value-type="float" office:value="47.7" calcext:value-type="float">
            <text:p>47.7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0.24" calcext:value-type="float">
            <text:p>0.240</text:p>
          </table:table-cell>
          <table:table-cell table:style-name="ce58" table:formula="of:=([.L15] * [.I15]) - [.K15]" office:value-type="float" office:value="8.448" calcext:value-type="float">
            <text:p>8.448</text:p>
          </table:table-cell>
          <table:table-cell table:style-name="ce69" table:formula="of:=[.M15]/([.E15]*[.H15])" office:value-type="float" office:value="0.664150943396226" calcext:value-type="float">
            <text:p>0.664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5]*[.O15]" office:value-type="float" office:value="42.5056603773585" calcext:value-type="float">
            <text:p>42.506</text:p>
          </table:table-cell>
          <table:table-cell table:style-name="ce75" table:formula="of:=[.P15]/[.B15] * 60" office:value-type="float" office:value="7.08427672955975" calcext:value-type="float">
            <text:p>7.084</text:p>
          </table:table-cell>
          <table:table-cell table:style-name="ce53"/>
          <table:table-cell table:style-name="ce78" table:formula="of:=20/[.N15]" office:value-type="float" office:value="30.1136363636364" calcext:value-type="float">
            <text:p>30.11</text:p>
          </table:table-cell>
          <table:table-cell table:style-name="ce81" table:formula="of:=[.Q15]*60" office:value-type="float" office:value="425.056603773585" calcext:value-type="float">
            <text:p>425.06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abbage 3</text:p>
          </table:table-cell>
          <table:table-cell table:style-name="ce40" office:value-type="float" office:value="372" calcext:value-type="float">
            <text:p>372</text:p>
          </table:table-cell>
          <table:table-cell table:style-name="ce58" office:value-type="float" office:value="1.5" calcext:value-type="float">
            <text:p>1.500</text:p>
          </table:table-cell>
          <table:table-cell table:style-name="ce58" office:value-type="float" office:value="2.5" calcext:value-type="float">
            <text:p>2.500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table:formula="of:=[.E17]*[.C17]" office:value-type="float" office:value="6" calcext:value-type="float">
            <text:p>6.0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17]*[.H17]" office:value-type="float" office:value="6.78" calcext:value-type="float">
            <text:p>6.780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85" calcext:value-type="float">
            <text:p>0.850</text:p>
          </table:table-cell>
          <table:table-cell table:style-name="ce58" table:formula="of:=([.L17] * [.I17]) - [.K17]" office:value-type="float" office:value="2.563" calcext:value-type="float">
            <text:p>2.563</text:p>
          </table:table-cell>
          <table:table-cell table:style-name="ce69" table:formula="of:=[.M17]/([.E17]*[.H17])" office:value-type="float" office:value="0.567035398230088" calcext:value-type="float">
            <text:p>0.56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7]*[.O17]" office:value-type="float" office:value="36.2902654867257" calcext:value-type="float">
            <text:p>36.290</text:p>
          </table:table-cell>
          <table:table-cell table:style-name="ce75" table:formula="of:=[.P17]/[.B17] * 60" office:value-type="float" office:value="5.85326862689124" calcext:value-type="float">
            <text:p>5.853</text:p>
          </table:table-cell>
          <table:table-cell table:style-name="ce53"/>
          <table:table-cell table:style-name="ce78" table:formula="of:=20/[.N17]" office:value-type="float" office:value="35.2711666016387" calcext:value-type="float">
            <text:p>35.27</text:p>
          </table:table-cell>
          <table:table-cell table:style-name="ce81" table:formula="of:=[.Q17]*60" office:value-type="float" office:value="351.196117613474" calcext:value-type="float">
            <text:p>351.20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abbage 4</text:p>
          </table:table-cell>
          <table:table-cell table:style-name="ce40" office:value-type="float" office:value="472" calcext:value-type="float">
            <text:p>472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table:formula="of:=[.E18]*[.C18]" office:value-type="float" office:value="9.33333333333332" calcext:value-type="float">
            <text:p>9.333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18]*[.H18]" office:value-type="float" office:value="10.5466666666667" calcext:value-type="float">
            <text:p>10.547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85" calcext:value-type="float">
            <text:p>0.850</text:p>
          </table:table-cell>
          <table:table-cell table:style-name="ce58" table:formula="of:=([.L18] * [.I18]) - [.K18]" office:value-type="float" office:value="5.76466666666669" calcext:value-type="float">
            <text:p>5.765</text:p>
          </table:table-cell>
          <table:table-cell table:style-name="ce69" table:formula="of:=[.M18]/([.E18]*[.H18])" office:value-type="float" office:value="1.27536873156343" calcext:value-type="float">
            <text:p>1.275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8]*[.O18]" office:value-type="float" office:value="81.6235988200594" calcext:value-type="float">
            <text:p>81.624</text:p>
          </table:table-cell>
          <table:table-cell table:style-name="ce75" table:formula="of:=[.P18]/[.B18] * 60" office:value-type="float" office:value="10.3758812059398" calcext:value-type="float">
            <text:p>10.376</text:p>
          </table:table-cell>
          <table:table-cell table:style-name="ce53"/>
          <table:table-cell table:style-name="ce78" table:formula="of:=20/[.N18]" office:value-type="float" office:value="15.68173933156" calcext:value-type="float">
            <text:p>15.68</text:p>
          </table:table-cell>
          <table:table-cell table:style-name="ce81" table:formula="of:=[.Q18]*60" office:value-type="float" office:value="622.552872356385" calcext:value-type="float">
            <text:p>622.55</text:p>
          </table:table-cell>
          <table:table-cell table:style-name="ce53" table:number-columns-repeated="4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Blueberry 4</text:p>
          </table:table-cell>
          <table:table-cell table:style-name="ce53" office:value-type="float" office:value="362" calcext:value-type="float">
            <text:p>362</text:p>
          </table:table-cell>
          <table:table-cell table:style-name="ce58" office:value-type="float" office:value="3.55555555555556" calcext:value-type="float">
            <text:p>3.556</text:p>
          </table:table-cell>
          <table:table-cell table:style-name="ce58" office:value-type="float" office:value="4.55555555555556" calcext:value-type="float">
            <text:p>4.556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0]*[.C20]" office:value-type="float" office:value="10.6666666666667" calcext:value-type="float">
            <text:p>10.667</text:p>
          </table:table-cell>
          <table:table-cell table:style-name="ce58" office:value-type="float" office:value="1.09" calcext:value-type="float">
            <text:p>1.090</text:p>
          </table:table-cell>
          <table:table-cell table:style-name="ce58" table:formula="of:=[.G20]*[.H20]" office:value-type="float" office:value="11.6266666666667" calcext:value-type="float">
            <text:p>11.627</text:p>
          </table:table-cell>
          <table:table-cell table:style-name="ce58"/>
          <table:table-cell table:style-name="ce66" office:value-type="float" office:value="4" calcext:value-type="float">
            <text:p>4.000</text:p>
          </table:table-cell>
          <table:table-cell table:style-name="ce66" office:value-type="float" office:value="0.9" calcext:value-type="float">
            <text:p>0.900</text:p>
          </table:table-cell>
          <table:table-cell table:style-name="ce58" table:formula="of:=([.L20] * [.I20]) - [.K20]" office:value-type="float" office:value="6.46400000000003" calcext:value-type="float">
            <text:p>6.464</text:p>
          </table:table-cell>
          <table:table-cell table:style-name="ce69" table:formula="of:=[.M20]/([.E20]*[.H20])" office:value-type="float" office:value="1.97675840978594" calcext:value-type="float">
            <text:p>1.97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0]*[.O20]" office:value-type="float" office:value="126.5125382263" calcext:value-type="float">
            <text:p>126.513</text:p>
          </table:table-cell>
          <table:table-cell table:style-name="ce75" table:formula="of:=[.P20]/[.B20] * 60" office:value-type="float" office:value="20.9689289877846" calcext:value-type="float">
            <text:p>20.969</text:p>
          </table:table-cell>
          <table:table-cell table:style-name="ce53"/>
          <table:table-cell table:style-name="ce78" table:formula="of:=20/[.N20]" office:value-type="float" office:value="10.1175742574257" calcext:value-type="float">
            <text:p>10.12</text:p>
          </table:table-cell>
          <table:table-cell table:style-name="ce81" table:formula="of:=[.Q20]*60" office:value-type="float" office:value="1258.13573926707" calcext:value-type="float">
            <text:p>1,258.14</text:p>
          </table:table-cell>
          <table:table-cell table:style-name="ce53" table:number-columns-repeated="4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Turnip 4</text:p>
          </table:table-cell>
          <table:table-cell table:style-name="ce53" office:value-type="float" office:value="380" calcext:value-type="float">
            <text:p>38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22]*[.C22]" office:value-type="float" office:value="1" calcext:value-type="float">
            <text:p>1.000</text:p>
          </table:table-cell>
          <table:table-cell table:style-name="ce58" office:value-type="float" office:value="2.94" calcext:value-type="float">
            <text:p>2.940</text:p>
          </table:table-cell>
          <table:table-cell table:style-name="ce58" table:formula="of:=[.G22]*[.H22]" office:value-type="float" office:value="2.94" calcext:value-type="float">
            <text:p>2.940</text:p>
          </table:table-cell>
          <table:table-cell table:style-name="ce58"/>
          <table:table-cell table:style-name="ce66" office:value-type="float" office:value="3.7" calcext:value-type="float">
            <text:p>3.700</text:p>
          </table:table-cell>
          <table:table-cell table:style-name="ce66" office:value-type="float" office:value="2.9" calcext:value-type="float">
            <text:p>2.900</text:p>
          </table:table-cell>
          <table:table-cell table:style-name="ce58" table:formula="of:=([.L22] * [.I22]) - [.K22]" office:value-type="float" office:value="4.826" calcext:value-type="float">
            <text:p>4.826</text:p>
          </table:table-cell>
          <table:table-cell table:style-name="ce69" table:formula="of:=[.M22]/([.E22]*[.H22])" office:value-type="float" office:value="1.64149659863946" calcext:value-type="float">
            <text:p>1.641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2]*[.O22]" office:value-type="float" office:value="105.055782312925" calcext:value-type="float">
            <text:p>105.056</text:p>
          </table:table-cell>
          <table:table-cell table:style-name="ce75" table:formula="of:=[.P22]/[.B22] * 60" office:value-type="float" office:value="16.5877551020408" calcext:value-type="float">
            <text:p>16.588</text:p>
          </table:table-cell>
          <table:table-cell table:style-name="ce53"/>
          <table:table-cell table:style-name="ce78" table:formula="of:=20/[.N22]" office:value-type="float" office:value="12.1840033153751" calcext:value-type="float">
            <text:p>12.18</text:p>
          </table:table-cell>
          <table:table-cell table:style-name="ce81" table:formula="of:=[.Q22]*60" office:value-type="float" office:value="995.265306122449" calcext:value-type="float">
            <text:p>995.27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4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Chili 3</text:p>
          </table:table-cell>
          <table:table-cell table:style-name="ce55" office:value-type="float" office:value="480" calcext:value-type="float">
            <text:p>480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8" calcext:value-type="float">
            <text:p>2.800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table:formula="of:=[.E24]*[.C24]" office:value-type="float" office:value="3.6" calcext:value-type="float">
            <text:p>3.600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table:formula="of:=[.G24]*[.H24]" office:value-type="float" office:value="4.5" calcext:value-type="float">
            <text:p>4.500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72" calcext:value-type="float">
            <text:p>0.720</text:p>
          </table:table-cell>
          <table:table-cell table:style-name="ce58" table:formula="of:=([.L24] * [.I24]) - [.K24]" office:value-type="float" office:value="0.64" calcext:value-type="float">
            <text:p>0.640</text:p>
          </table:table-cell>
          <table:table-cell table:style-name="ce69" table:formula="of:=[.M24]/([.E24]*[.H24])" office:value-type="float" office:value="0.256" calcext:value-type="float">
            <text:p>0.256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4]*[.O24]" office:value-type="float" office:value="30.976" calcext:value-type="float">
            <text:p>30.976</text:p>
          </table:table-cell>
          <table:table-cell table:style-name="ce75" table:formula="of:=[.P24]/[.B24] * 60" office:value-type="float" office:value="3.872" calcext:value-type="float">
            <text:p>3.872</text:p>
          </table:table-cell>
          <table:table-cell table:style-name="ce53"/>
          <table:table-cell table:style-name="ce78" table:formula="of:=20/[.N24]" office:value-type="float" office:value="78.125" calcext:value-type="float">
            <text:p>78.13</text:p>
          </table:table-cell>
          <table:table-cell table:style-name="ce81" table:formula="of:=[.Q24]*60" office:value-type="float" office:value="232.32" calcext:value-type="float">
            <text:p>232.32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Chili 4</text:p>
          </table:table-cell>
          <table:table-cell table:style-name="ce55" office:value-type="float" office:value="640" calcext:value-type="float">
            <text:p>640</text:p>
          </table:table-cell>
          <table:table-cell table:style-name="ce58" office:value-type="float" office:value="3.16666666666667" calcext:value-type="float">
            <text:p>3.1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table:formula="of:=[.E25]*[.C25]" office:value-type="float" office:value="6.33333333333334" calcext:value-type="float">
            <text:p>6.333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table:formula="of:=[.G25]*[.H25]" office:value-type="float" office:value="7.91666666666668" calcext:value-type="float">
            <text:p>7.917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72" calcext:value-type="float">
            <text:p>0.720</text:p>
          </table:table-cell>
          <table:table-cell table:style-name="ce58" table:formula="of:=([.L25] * [.I25]) - [.K25]" office:value-type="float" office:value="3.10000000000001" calcext:value-type="float">
            <text:p>3.100</text:p>
          </table:table-cell>
          <table:table-cell table:style-name="ce69" table:formula="of:=[.M25]/([.E25]*[.H25])" office:value-type="float" office:value="1.24" calcext:value-type="float">
            <text:p>1.2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5]*[.O25]" office:value-type="float" office:value="150.04" calcext:value-type="float">
            <text:p>150.040</text:p>
          </table:table-cell>
          <table:table-cell table:style-name="ce75" table:formula="of:=[.P25]/[.B25] * 60" office:value-type="float" office:value="14.06625" calcext:value-type="float">
            <text:p>14.066</text:p>
          </table:table-cell>
          <table:table-cell table:style-name="ce53"/>
          <table:table-cell table:style-name="ce78" table:formula="of:=20/[.N25]" office:value-type="float" office:value="16.1290322580645" calcext:value-type="float">
            <text:p>16.13</text:p>
          </table:table-cell>
          <table:table-cell table:style-name="ce81" table:formula="of:=[.Q25]*60" office:value-type="float" office:value="843.975000000003" calcext:value-type="float">
            <text:p>843.98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Wheat 4</text:p>
          </table:table-cell>
          <table:table-cell table:style-name="ce55" office:value-type="float" office:value="410" calcext:value-type="float">
            <text:p>410</text:p>
          </table:table-cell>
          <table:table-cell table:style-name="ce58" office:value-type="float" office:value="2.25" calcext:value-type="float">
            <text:p>2.25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7]*[.C27]" office:value-type="float" office:value="6.75" calcext:value-type="float">
            <text:p>6.75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27]*[.H27]" office:value-type="float" office:value="7.6275" calcext:value-type="float">
            <text:p>7.628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27] * [.I27]) - [.K27]" office:value-type="float" office:value="0.7255" calcext:value-type="float">
            <text:p>0.726</text:p>
          </table:table-cell>
          <table:table-cell table:style-name="ce69" table:formula="of:=[.M27]/([.E27]*[.H27])" office:value-type="float" office:value="0.21401179941003" calcext:value-type="float">
            <text:p>0.214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7]*[.O27]" office:value-type="float" office:value="54.7870206489676" calcext:value-type="float">
            <text:p>54.787</text:p>
          </table:table-cell>
          <table:table-cell table:style-name="ce75" table:formula="of:=[.P27]/[.B27] * 60" office:value-type="float" office:value="8.01761277789769" calcext:value-type="float">
            <text:p>8.018</text:p>
          </table:table-cell>
          <table:table-cell table:style-name="ce53"/>
          <table:table-cell table:style-name="ce78" table:formula="of:=20/[.N27]" office:value-type="float" office:value="93.4527911784976" calcext:value-type="float">
            <text:p>93.45</text:p>
          </table:table-cell>
          <table:table-cell table:style-name="ce81" table:formula="of:=[.Q27]*60" office:value-type="float" office:value="481.056766673862" calcext:value-type="float">
            <text:p>481.06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Wheat 5</text:p>
          </table:table-cell>
          <table:table-cell table:style-name="ce55" office:value-type="float" office:value="570" calcext:value-type="float">
            <text:p>570</text:p>
          </table:table-cell>
          <table:table-cell table:style-name="ce58" office:value-type="float" office:value="3.8" calcext:value-type="float">
            <text:p>3.800</text:p>
          </table:table-cell>
          <table:table-cell table:style-name="ce58" office:value-type="float" office:value="5.05" calcext:value-type="float">
            <text:p>5.05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8]*[.C28]" office:value-type="float" office:value="11.4" calcext:value-type="float">
            <text:p>11.4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28]*[.H28]" office:value-type="float" office:value="12.882" calcext:value-type="float">
            <text:p>12.882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28] * [.I28]) - [.K28]" office:value-type="float" office:value="1.7764" calcext:value-type="float">
            <text:p>1.776</text:p>
          </table:table-cell>
          <table:table-cell table:style-name="ce69" table:formula="of:=[.M28]/([.E28]*[.H28])" office:value-type="float" office:value="0.52401179941003" calcext:value-type="float">
            <text:p>0.524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8]*[.O28]" office:value-type="float" office:value="134.147020648968" calcext:value-type="float">
            <text:p>134.147</text:p>
          </table:table-cell>
          <table:table-cell table:style-name="ce75" table:formula="of:=[.P28]/[.B28] * 60" office:value-type="float" office:value="14.1207390156808" calcext:value-type="float">
            <text:p>14.121</text:p>
          </table:table-cell>
          <table:table-cell table:style-name="ce53"/>
          <table:table-cell table:style-name="ce78" table:formula="of:=20/[.N28]" office:value-type="float" office:value="38.1670794866021" calcext:value-type="float">
            <text:p>38.17</text:p>
          </table:table-cell>
          <table:table-cell table:style-name="ce81" table:formula="of:=[.Q28]*60" office:value-type="float" office:value="847.244340940848" calcext:value-type="float">
            <text:p>847.24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Portobello 3</text:p>
          </table:table-cell>
          <table:table-cell table:style-name="ce55" office:value-type="float" office:value="240" calcext:value-type="float">
            <text:p>24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30]*[.C30]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table:formula="of:=[.G30]*[.H30]" office:value-type="float" office:value="2" calcext:value-type="float">
            <text:p>2.0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1.75" calcext:value-type="float">
            <text:p>1.750</text:p>
          </table:table-cell>
          <table:table-cell table:style-name="ce58" table:formula="of:=([.L30] * [.I30]) - [.K30]" office:value-type="float" office:value="0.5" calcext:value-type="float">
            <text:p>0.500</text:p>
          </table:table-cell>
          <table:table-cell table:style-name="ce69" table:formula="of:=[.M30]/([.E30]*[.H30])" office:value-type="float" office:value="0.25" calcext:value-type="float">
            <text:p>0.25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0]*[.O30]" office:value-type="float" office:value="30.25" calcext:value-type="float">
            <text:p>30.250</text:p>
          </table:table-cell>
          <table:table-cell table:style-name="ce75" table:formula="of:=[.P30]/[.B30] * 60" office:value-type="float" office:value="7.5625" calcext:value-type="float">
            <text:p>7.563</text:p>
          </table:table-cell>
          <table:table-cell table:style-name="ce53"/>
          <table:table-cell table:style-name="ce78" table:formula="of:=20/[.N30]" office:value-type="float" office:value="80" calcext:value-type="float">
            <text:p>80.00</text:p>
          </table:table-cell>
          <table:table-cell table:style-name="ce81" table:formula="of:=[.Q30]*60" office:value-type="float" office:value="453.75" calcext:value-type="float">
            <text:p>453.75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Cactus 7</text:p>
          </table:table-cell>
          <table:table-cell table:style-name="ce55" office:value-type="float" office:value="320" calcext:value-type="float">
            <text:p>320</text:p>
          </table:table-cell>
          <table:table-cell table:style-name="ce58" office:value-type="float" office:value="3.5" calcext:value-type="float">
            <text:p>3.50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table:formula="of:=[$plantData.S83]" office:value-type="float" office:value="15" calcext:value-type="float">
            <text:p>15.000</text:p>
          </table:table-cell>
          <table:table-cell table:style-name="ce58"/>
          <table:table-cell table:style-name="ce58" table:formula="of:=[.E32]*[.C32]" office:value-type="float" office:value="52.5" calcext:value-type="float">
            <text:p>52.5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2]*[.H32]" office:value-type="float" office:value="52.5" calcext:value-type="float">
            <text:p>52.500</text:p>
          </table:table-cell>
          <table:table-cell table:style-name="ce58"/>
          <table:table-cell table:style-name="ce66" office:value-type="float" office:value="50" calcext:value-type="float">
            <text:p>50.000</text:p>
          </table:table-cell>
          <table:table-cell table:style-name="ce66" office:value-type="float" office:value="1.2" calcext:value-type="float">
            <text:p>1.200</text:p>
          </table:table-cell>
          <table:table-cell table:style-name="ce58" table:formula="of:=([.L32] * [.I32]) - [.K32]" office:value-type="float" office:value="13" calcext:value-type="float">
            <text:p>13.000</text:p>
          </table:table-cell>
          <table:table-cell table:style-name="ce69" table:formula="of:=[.M32]/([.E32]*[.H32])" office:value-type="float" office:value="0.866666666666667" calcext:value-type="float">
            <text:p>0.86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2]*[.O32]" office:value-type="float" office:value="55.4666666666667" calcext:value-type="float">
            <text:p>55.467</text:p>
          </table:table-cell>
          <table:table-cell table:style-name="ce75" table:formula="of:=[.P32]/[.B32] * 60" office:value-type="float" office:value="10.4" calcext:value-type="float">
            <text:p>10.400</text:p>
          </table:table-cell>
          <table:table-cell table:style-name="ce53"/>
          <table:table-cell table:style-name="ce78" table:formula="of:=20/[.N32]" office:value-type="float" office:value="23.0769230769231" calcext:value-type="float">
            <text:p>23.08</text:p>
          </table:table-cell>
          <table:table-cell table:style-name="ce81" table:formula="of:=[.Q32]*60" office:value-type="float" office:value="624" calcext:value-type="float">
            <text:p>624.0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Watermelon 5</text:p>
          </table:table-cell>
          <table:table-cell table:style-name="ce55" office:value-type="float" office:value="820" calcext:value-type="float">
            <text:p>820</text:p>
          </table:table-cell>
          <table:table-cell table:style-name="ce58" office:value-type="float" office:value="1.4" calcext:value-type="float">
            <text:p>1.400</text:p>
          </table:table-cell>
          <table:table-cell table:style-name="ce58" office:value-type="float" office:value="1.73333333333333" calcext:value-type="float">
            <text:p>1.733</text:p>
          </table:table-cell>
          <table:table-cell table:style-name="ce61" table:formula="of:=[$plantData.S91]" office:value-type="float" office:value="8" calcext:value-type="float">
            <text:p>8.000</text:p>
          </table:table-cell>
          <table:table-cell table:style-name="ce58"/>
          <table:table-cell table:style-name="ce58" table:formula="of:=[.E34]*[.C34]" office:value-type="float" office:value="11.2" calcext:value-type="float">
            <text:p>11.2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4]*[.H34]" office:value-type="float" office:value="11.2" calcext:value-type="float">
            <text:p>11.200</text:p>
          </table:table-cell>
          <table:table-cell table:style-name="ce58"/>
          <table:table-cell table:style-name="ce66" office:value-type="float" office:value="35" calcext:value-type="float">
            <text:p>35.000</text:p>
          </table:table-cell>
          <table:table-cell table:style-name="ce66" office:value-type="float" office:value="5" calcext:value-type="float">
            <text:p>5.000</text:p>
          </table:table-cell>
          <table:table-cell table:style-name="ce58" table:formula="of:=([.L34] * [.I34]) - [.K34]" office:value-type="float" office:value="21" calcext:value-type="float">
            <text:p>21.000</text:p>
          </table:table-cell>
          <table:table-cell table:style-name="ce69" table:formula="of:=[.M34]/([.E34]*[.H34])" office:value-type="float" office:value="2.625" calcext:value-type="float">
            <text:p>2.625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4]*[.O34]" office:value-type="float" office:value="168" calcext:value-type="float">
            <text:p>168.000</text:p>
          </table:table-cell>
          <table:table-cell table:style-name="ce75" table:formula="of:=[.P34]/[.B34] * 60" office:value-type="float" office:value="12.2926829268293" calcext:value-type="float">
            <text:p>12.293</text:p>
          </table:table-cell>
          <table:table-cell table:style-name="ce53"/>
          <table:table-cell table:style-name="ce78" table:formula="of:=20/[.N34]" office:value-type="float" office:value="7.61904761904762" calcext:value-type="float">
            <text:p>7.62</text:p>
          </table:table-cell>
          <table:table-cell table:style-name="ce81" table:formula="of:=[.Q34]*60" office:value-type="float" office:value="737.560975609756" calcext:value-type="float">
            <text:p>737.56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Apple 12</text:p>
          </table:table-cell>
          <table:table-cell table:style-name="ce55" table:formula="of:=1200 + 15*60" office:value-type="float" office:value="2100" calcext:value-type="float">
            <text:p>2100</text:p>
          </table:table-cell>
          <table:table-cell table:style-name="ce58" table:formula="of:=AVERAGE(9; 10; 11; 12; 13; 14; 15)" office:value-type="float" office:value="12" calcext:value-type="float">
            <text:p>12.000</text:p>
          </table:table-cell>
          <table:table-cell table:style-name="ce58" office:value-type="float" office:value="15" calcext:value-type="float">
            <text:p>15.000</text:p>
          </table:table-cell>
          <table:table-cell table:style-name="ce61" table:formula="of:=[$plantData.S128]" office:value-type="float" office:value="70" calcext:value-type="float">
            <text:p>70.000</text:p>
          </table:table-cell>
          <table:table-cell table:style-name="ce58"/>
          <table:table-cell table:style-name="ce58" table:formula="of:=[.E36]*[.C36]" office:value-type="float" office:value="840" calcext:value-type="float">
            <text:p>84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6]*[.H36]" office:value-type="float" office:value="840" calcext:value-type="float">
            <text:p>84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2.2" calcext:value-type="float">
            <text:p>2.200</text:p>
          </table:table-cell>
          <table:table-cell table:style-name="ce58" table:formula="of:=([.L36] * [.I36]) - [.K36]" office:value-type="float" office:value="1248" calcext:value-type="float">
            <text:p>1,248.000</text:p>
          </table:table-cell>
          <table:table-cell table:style-name="ce69" table:formula="of:=[.M36]/([.E36]*[.H36])" office:value-type="float" office:value="17.8285714285714" calcext:value-type="float">
            <text:p>17.829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6]*[.O36]" office:value-type="float" office:value="285.257142857143" calcext:value-type="float">
            <text:p>285.257</text:p>
          </table:table-cell>
          <table:table-cell table:style-name="ce75" table:formula="of:=[.P36]/[.B36] * 60" office:value-type="float" office:value="8.15020408163266" calcext:value-type="float">
            <text:p>8.150</text:p>
          </table:table-cell>
          <table:table-cell table:style-name="ce53"/>
          <table:table-cell table:style-name="ce78" table:formula="of:=20/[.N36]" office:value-type="float" office:value="1.12179487179487" calcext:value-type="float">
            <text:p>1.12</text:p>
          </table:table-cell>
          <table:table-cell table:style-name="ce81" table:formula="of:=[.Q36]*60" office:value-type="float" office:value="489.012244897959" calcext:value-type="float">
            <text:p>489.01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Apple 22</text:p>
          </table:table-cell>
          <table:table-cell table:style-name="ce55" table:formula="of:=1200 + 15*60" office:value-type="float" office:value="2100" calcext:value-type="float">
            <text:p>2100</text:p>
          </table:table-cell>
          <table:table-cell table:style-name="ce58" office:value-type="float" office:value="14" calcext:value-type="float">
            <text:p>14.0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61" table:formula="of:=[$plantData.S132]" office:value-type="float" office:value="70" calcext:value-type="float">
            <text:p>70.000</text:p>
          </table:table-cell>
          <table:table-cell table:style-name="ce58"/>
          <table:table-cell table:style-name="ce58" table:formula="of:=[.E37]*[.C37]" office:value-type="float" office:value="980" calcext:value-type="float">
            <text:p>98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7]*[.H37]" office:value-type="float" office:value="980" calcext:value-type="float">
            <text:p>98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2.2" calcext:value-type="float">
            <text:p>2.200</text:p>
          </table:table-cell>
          <table:table-cell table:style-name="ce58" table:formula="of:=([.L37] * [.I37]) - [.K37]" office:value-type="float" office:value="1556" calcext:value-type="float">
            <text:p>1,556.000</text:p>
          </table:table-cell>
          <table:table-cell table:style-name="ce69" table:formula="of:=[.M37]/([.E37]*[.H37])" office:value-type="float" office:value="22.2285714285714" calcext:value-type="float">
            <text:p>22.229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7]*[.O37]" office:value-type="float" office:value="355.657142857143" calcext:value-type="float">
            <text:p>355.657</text:p>
          </table:table-cell>
          <table:table-cell table:style-name="ce75" table:formula="of:=[.P37]/[.B37] * 60" office:value-type="float" office:value="10.1616326530612" calcext:value-type="float">
            <text:p>10.162</text:p>
          </table:table-cell>
          <table:table-cell table:style-name="ce53"/>
          <table:table-cell table:style-name="ce78" table:formula="of:=20/[.N37]" office:value-type="float" office:value="0.89974293059126" calcext:value-type="float">
            <text:p>0.90</text:p>
          </table:table-cell>
          <table:table-cell table:style-name="ce81" table:formula="of:=[.Q37]*60" office:value-type="float" office:value="609.697959183673" calcext:value-type="float">
            <text:p>609.7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Mango 11</text:p>
          </table:table-cell>
          <table:table-cell table:style-name="ce55" table:formula="of:=50*60" office:value-type="float" office:value="3000" calcext:value-type="float">
            <text:p>3000</text:p>
          </table:table-cell>
          <table:table-cell table:style-name="ce58" office:value-type="float" office:value="13.5" calcext:value-type="float">
            <text:p>13.500</text:p>
          </table:table-cell>
          <table:table-cell table:style-name="ce58" office:value-type="float" office:value="15.5" calcext:value-type="float">
            <text:p>15.500</text:p>
          </table:table-cell>
          <table:table-cell table:style-name="ce61" table:formula="of:=[$plantData.S146]" office:value-type="float" office:value="70" calcext:value-type="float">
            <text:p>70.000</text:p>
          </table:table-cell>
          <table:table-cell table:style-name="ce58" office:value-type="string" calcext:value-type="string">
            <text:p>20 20</text:p>
          </table:table-cell>
          <table:table-cell table:style-name="ce58" table:formula="of:=[.E39]*[.C39]" office:value-type="float" office:value="945" calcext:value-type="float">
            <text:p>945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9]*[.H39]" office:value-type="float" office:value="945" calcext:value-type="float">
            <text:p>945.000</text:p>
          </table:table-cell>
          <table:table-cell table:style-name="ce58"/>
          <table:table-cell table:style-name="ce66" office:value-type="float" office:value="900" calcext:value-type="float">
            <text:p>900.000</text:p>
          </table:table-cell>
          <table:table-cell table:style-name="ce66" office:value-type="float" office:value="5.1" calcext:value-type="float">
            <text:p>5.100</text:p>
          </table:table-cell>
          <table:table-cell table:style-name="ce58" table:formula="of:=([.L39] * [.I39]) - [.K39]" office:value-type="float" office:value="3919.5" calcext:value-type="float">
            <text:p>3,919.500</text:p>
          </table:table-cell>
          <table:table-cell table:style-name="ce69" table:formula="of:=[.M39]/([.E39]*[.H39])" office:value-type="float" office:value="55.9928571428571" calcext:value-type="float">
            <text:p>55.993</text:p>
          </table:table-cell>
          <table:table-cell table:style-name="ce58" office:value-type="float" office:value="8" calcext:value-type="float">
            <text:p>8.000</text:p>
          </table:table-cell>
          <table:table-cell table:style-name="ce72" table:formula="of:=[.N39]*[.O39]" office:value-type="float" office:value="447.942857142857" calcext:value-type="float">
            <text:p>447.943</text:p>
          </table:table-cell>
          <table:table-cell table:style-name="ce75" table:formula="of:=[.P39]/[.B39] * 60" office:value-type="float" office:value="8.95885714285714" calcext:value-type="float">
            <text:p>8.959</text:p>
          </table:table-cell>
          <table:table-cell table:style-name="ce53"/>
          <table:table-cell table:style-name="ce78" table:formula="of:=20/[.N39]" office:value-type="float" office:value="0.357188416889909" calcext:value-type="float">
            <text:p>0.36</text:p>
          </table:table-cell>
          <table:table-cell table:style-name="ce81" table:formula="of:=[.Q39]*60" office:value-type="float" office:value="537.531428571429" calcext:value-type="float">
            <text:p>537.53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Peach 10</text:p>
          </table:table-cell>
          <table:table-cell table:style-name="ce55" table:formula="of:=41*60+40" office:value-type="float" office:value="2500" calcext:value-type="float">
            <text:p>25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table:formula="of:=[$plantData.S159]" office:value-type="float" office:value="100" calcext:value-type="float">
            <text:p>100.000</text:p>
          </table:table-cell>
          <table:table-cell table:style-name="ce58" office:value-type="string" calcext:value-type="string">
            <text:p>30 30</text:p>
          </table:table-cell>
          <table:table-cell table:style-name="ce58" table:formula="of:=[.E41]*[.C41]" office:value-type="float" office:value="900" calcext:value-type="float">
            <text:p>90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1]*[.H41]" office:value-type="float" office:value="900" calcext:value-type="float">
            <text:p>900.000</text:p>
          </table:table-cell>
          <table:table-cell table:style-name="ce58"/>
          <table:table-cell table:style-name="ce66" office:value-type="float" office:value="750" calcext:value-type="float">
            <text:p>750.000</text:p>
          </table:table-cell>
          <table:table-cell table:style-name="ce66" office:value-type="float" office:value="4" calcext:value-type="float">
            <text:p>4.000</text:p>
          </table:table-cell>
          <table:table-cell table:style-name="ce58" table:formula="of:=([.L41] * [.I41]) - [.K41]" office:value-type="float" office:value="2850" calcext:value-type="float">
            <text:p>2,850.000</text:p>
          </table:table-cell>
          <table:table-cell table:style-name="ce69" table:formula="of:=[.M41]/([.E41]*[.H41])" office:value-type="float" office:value="28.5" calcext:value-type="float">
            <text:p>28.5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1]*[.O41]" office:value-type="float" office:value="456" calcext:value-type="float">
            <text:p>456.000</text:p>
          </table:table-cell>
          <table:table-cell table:style-name="ce75" table:formula="of:=[.P41]/[.B41] * 60" office:value-type="float" office:value="10.944" calcext:value-type="float">
            <text:p>10.944</text:p>
          </table:table-cell>
          <table:table-cell table:style-name="ce53"/>
          <table:table-cell table:style-name="ce78" table:formula="of:=20/[.N41]" office:value-type="float" office:value="0.701754385964912" calcext:value-type="float">
            <text:p>0.70</text:p>
          </table:table-cell>
          <table:table-cell table:style-name="ce81" table:formula="of:=[.Q41]*60" office:value-type="float" office:value="656.64" calcext:value-type="float">
            <text:p>656.64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Date 10</text:p>
          </table:table-cell>
          <table:table-cell table:style-name="ce55" table:formula="of:=1300*2" office:value-type="float" office:value="2600" calcext:value-type="float">
            <text:p>26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table:formula="of:=[$plantData.S172]" office:value-type="float" office:value="100" calcext:value-type="float">
            <text:p>100.000</text:p>
          </table:table-cell>
          <table:table-cell table:style-name="ce58" office:value-type="string" calcext:value-type="string">
            <text:p>30 30</text:p>
          </table:table-cell>
          <table:table-cell table:style-name="ce58" table:formula="of:=[.E43]*[.C43]" office:value-type="float" office:value="900" calcext:value-type="float">
            <text:p>90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3]*[.H43]" office:value-type="float" office:value="900" calcext:value-type="float">
            <text:p>900.000</text:p>
          </table:table-cell>
          <table:table-cell table:style-name="ce58"/>
          <table:table-cell table:style-name="ce66" office:value-type="float" office:value="1000" calcext:value-type="float">
            <text:p>1,000.000</text:p>
          </table:table-cell>
          <table:table-cell table:style-name="ce66" office:value-type="float" office:value="4.5" calcext:value-type="float">
            <text:p>4.500</text:p>
          </table:table-cell>
          <table:table-cell table:style-name="ce58" table:formula="of:=([.L43] * [.I43]) - [.K43]" office:value-type="float" office:value="3050" calcext:value-type="float">
            <text:p>3,050.000</text:p>
          </table:table-cell>
          <table:table-cell table:style-name="ce69" table:formula="of:=[.M43]/([.E43]*[.H43])" office:value-type="float" office:value="30.5" calcext:value-type="float">
            <text:p>30.5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3]*[.O43]" office:value-type="float" office:value="488" calcext:value-type="float">
            <text:p>488.000</text:p>
          </table:table-cell>
          <table:table-cell table:style-name="ce75" table:formula="of:=[.P43]/[.B43] * 60" office:value-type="float" office:value="11.2615384615385" calcext:value-type="float">
            <text:p>11.262</text:p>
          </table:table-cell>
          <table:table-cell table:style-name="ce53"/>
          <table:table-cell table:style-name="ce78" table:formula="of:=20/[.N43]" office:value-type="float" office:value="0.655737704918033" calcext:value-type="float">
            <text:p>0.66</text:p>
          </table:table-cell>
          <table:table-cell table:style-name="ce81" table:formula="of:=[.Q43]*60" office:value-type="float" office:value="675.692307692308" calcext:value-type="float">
            <text:p>675.69</text:p>
          </table:table-cell>
          <table:table-cell table:style-name="ce53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84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48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20:01:20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6T20:33:06.997000000</dc:date>
    <meta:editing-duration>P1DT2H35M13S</meta:editing-duration>
    <meta:editing-cycles>133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